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3516" officeooo:paragraph-rsid="001c35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, the module does not need a control path since there are no conditional statemen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1T14:40:15.908000000</meta:creation-date>
    <dc:date>2019-11-21T14:43:52.127000000</dc:date>
    <meta:editing-duration>PT3M36S</meta:editing-duration>
    <meta:editing-cycles>1</meta:editing-cycles>
    <meta:document-statistic meta:table-count="0" meta:image-count="0" meta:object-count="0" meta:page-count="1" meta:paragraph-count="1" meta:word-count="15" meta:character-count="86" meta:non-whitespace-character-count="72"/>
    <meta:generator>LibreOffice/6.3.2.2$Windows_X86_64 LibreOffice_project/98b30e735bda24bc04ab42594c85f7fd8be07b9c</meta:generator>
  </office:meta>
</office:document-meta>
</file>